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4-09-28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4-04-1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3-10-1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2-05-11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6712" calcext:value-type="float">
            <text:p>61.14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07616" calcext:value-type="float">
            <text:p>61.16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41465806452" calcext:value-type="float">
            <text:p>61.17414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5204" calcext:value-type="float">
            <text:p>61.1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79695483871" calcext:value-type="float">
            <text:p>61.20796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07803870968" calcext:value-type="float">
            <text:p>61.23078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7632" calcext:value-type="float">
            <text:p>61.24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3037419355" calcext:value-type="float">
            <text:p>61.27630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96488" calcext:value-type="float">
            <text:p>61.29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45801290323" calcext:value-type="float">
            <text:p>61.32458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52940689655" calcext:value-type="float">
            <text:p>61.355294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54418064516" calcext:value-type="float">
            <text:p>61.38544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9889032258" calcext:value-type="float">
            <text:p>61.41198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1888" calcext:value-type="float">
            <text:p>61.42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9703225807" calcext:value-type="float">
            <text:p>61.45997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69408" calcext:value-type="float">
            <text:p>61.47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04792258065" calcext:value-type="float">
            <text:p>61.50047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31339354839" calcext:value-type="float">
            <text:p>61.50313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976" calcext:value-type="float">
            <text:p>61.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0296774194" calcext:value-type="float">
            <text:p>61.6030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6496" calcext:value-type="float">
            <text:p>61.6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63494193548" calcext:value-type="float">
            <text:p>61.66634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80662857143" calcext:value-type="float">
            <text:p>61.70806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78462222222" calcext:value-type="float">
            <text:p>62.297846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86792258065" calcext:value-type="float">
            <text:p>62.33867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39538064516" calcext:value-type="float">
            <text:p>62.43395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2926451613" calcext:value-type="float">
            <text:p>62.49029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33344" calcext:value-type="float">
            <text:p>62.54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17904516129" calcext:value-type="float">
            <text:p>62.60179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7896" calcext:value-type="float">
            <text:p>62.66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5968" calcext:value-type="float">
            <text:p>62.7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67614285714" calcext:value-type="float">
            <text:p>62.80676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0433548387" calcext:value-type="float">
            <text:p>62.88004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2936774194" calcext:value-type="float">
            <text:p>62.95329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10856" calcext:value-type="float">
            <text:p>62.99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84758709677" calcext:value-type="float">
            <text:p>62.94847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992" calcext:value-type="float">
            <text:p>62.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54397419355" calcext:value-type="float">
            <text:p>62.74543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02750967742" calcext:value-type="float">
            <text:p>62.62027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74112" calcext:value-type="float">
            <text:p>62.49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04952258065" calcext:value-type="float">
            <text:p>62.39049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22656" calcext:value-type="float">
            <text:p>62.27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2740645161" calcext:value-type="float">
            <text:p>62.15727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68584827586" calcext:value-type="float">
            <text:p>62.126858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74418064516" calcext:value-type="float">
            <text:p>62.14744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84771612903" calcext:value-type="float">
            <text:p>62.09847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348" calcext:value-type="float">
            <text:p>62.09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54580645161" calcext:value-type="float">
            <text:p>62.1054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72064" calcext:value-type="float">
            <text:p>62.02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40701935484" calcext:value-type="float">
            <text:p>61.96407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36018064516" calcext:value-type="float">
            <text:p>61.90360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54872" calcext:value-type="float">
            <text:p>61.83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96864516129" calcext:value-type="float">
            <text:p>61.7696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9592" calcext:value-type="float">
            <text:p>61.80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3006451613" calcext:value-type="float">
            <text:p>61.7923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1934" calcext:value-type="float">
            <text:p>61.701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12986666667" calcext:value-type="float">
            <text:p>61.02129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4492903226" calcext:value-type="float">
            <text:p>61.02744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37708387097" calcext:value-type="float">
            <text:p>61.04377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8864" calcext:value-type="float">
            <text:p>60.99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80967741936" calcext:value-type="float">
            <text:p>61.2180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2632" calcext:value-type="float">
            <text:p>61.31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85014193548" calcext:value-type="float">
            <text:p>61.35850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101" calcext:value-type="float">
            <text:p>61.42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8036129032" calcext:value-type="float">
            <text:p>61.55180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33765161291" calcext:value-type="float">
            <text:p>61.7233765161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28688" calcext:value-type="float">
            <text:p>61.66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84722580645" calcext:value-type="float">
            <text:p>61.5184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8016" calcext:value-type="float">
            <text:p>61.35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1494193548" calcext:value-type="float">
            <text:p>61.20914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52224516129" calcext:value-type="float">
            <text:p>61.10522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77952" calcext:value-type="float">
            <text:p>60.99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71024516129" calcext:value-type="float">
            <text:p>60.9071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7976" calcext:value-type="float">
            <text:p>60.81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23254193548" calcext:value-type="float">
            <text:p>60.71232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2788965517" calcext:value-type="float">
            <text:p>60.603278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07409032258" calcext:value-type="float">
            <text:p>60.57074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3140645161" calcext:value-type="float">
            <text:p>60.57231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04528" calcext:value-type="float">
            <text:p>60.62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536" calcext:value-type="float">
            <text:p>60.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3328" calcext:value-type="float">
            <text:p>60.6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31179354839" calcext:value-type="float">
            <text:p>60.61311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87455483871" calcext:value-type="float">
            <text:p>60.55874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0113548387" calcext:value-type="float">
            <text:p>60.33801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00776" calcext:value-type="float">
            <text:p>60.26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7166451613" calcext:value-type="float">
            <text:p>60.16771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60305714286" calcext:value-type="float">
            <text:p>60.116030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06838709677" calcext:value-type="float">
            <text:p>60.0406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83878709677" calcext:value-type="float">
            <text:p>59.95838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67128" calcext:value-type="float">
            <text:p>59.90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3620645161" calcext:value-type="float">
            <text:p>59.81336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3716" calcext:value-type="float">
            <text:p>59.70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18123870968" calcext:value-type="float">
            <text:p>59.58181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34665806452" calcext:value-type="float">
            <text:p>59.54346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5224" calcext:value-type="float">
            <text:p>59.47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9463225807" calcext:value-type="float">
            <text:p>59.36294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186" calcext:value-type="float">
            <text:p>59.33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92910967742" calcext:value-type="float">
            <text:p>59.31929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6911428572" calcext:value-type="float">
            <text:p>59.359691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2753548387" calcext:value-type="float">
            <text:p>59.40227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38658064516" calcext:value-type="float">
            <text:p>59.4438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28528" calcext:value-type="float">
            <text:p>59.502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24660645161" calcext:value-type="float">
            <text:p>59.50246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4504" calcext:value-type="float">
            <text:p>59.4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77295483871" calcext:value-type="float">
            <text:p>59.28772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19344516129" calcext:value-type="float">
            <text:p>59.18193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87464" calcext:value-type="float">
            <text:p>59.108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7576774194" calcext:value-type="float">
            <text:p>59.04575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4238" calcext:value-type="float">
            <text:p>59.054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98121290323" calcext:value-type="float">
            <text:p>58.98981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2026" calcext:value-type="float">
            <text:p>58.882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2368" calcext:value-type="float">
            <text:p>58.76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3989677419" calcext:value-type="float">
            <text:p>58.74439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9256" calcext:value-type="float">
            <text:p>58.78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51912258065" calcext:value-type="float">
            <text:p>58.815191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76016" calcext:value-type="float">
            <text:p>58.73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43876129032" calcext:value-type="float">
            <text:p>58.60438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39135483871" calcext:value-type="float">
            <text:p>58.4739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6888" calcext:value-type="float">
            <text:p>58.31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9649032258" calcext:value-type="float">
            <text:p>58.17196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1" calcext:value-type="float">
            <text:p>58.20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39775483871" calcext:value-type="float">
            <text:p>58.22397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06736551724" calcext:value-type="float">
            <text:p>58.230673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9669677419" calcext:value-type="float">
            <text:p>58.33596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1684" calcext:value-type="float">
            <text:p>58.43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1" meta:object-count="0"/>
    <meta:user-defined meta:name="AppVersion">3.0</meta:user-defined>
  </office:meta>
</office:document-meta>
</file>